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9015" officeooo:paragraph-rsid="0019901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9015"/>
    </style:style>
    <style:style style:name="T5" style:family="text">
      <style:text-properties officeooo:rsid="0019ae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27th</text:span> of <text:span text:style-name="T4">July</text:span> 202<text:span text:style-name="T3">1</text:span> under the <text:span text:style-name="T4">57th</text:span> PA Meeting.</text:p>
      <text:p text:style-name="P1"/>
      <text:p text:style-name="P1">The Assembly, recognising the current situation,</text:p>
      <text:p text:style-name="P1"/>
      <text:p text:style-name="P4">Constitutes the need to amend the motion creating the rules for whitelisting (M44-7).</text:p>
      <text:p text:style-name="P4">The amendments to be:</text:p>
      <text:p text:style-name="P4">1. Remove the discord age requirement for friends of active players.</text:p>
      <text:p text:style-name="P4">2. Decrease the other discord age requirement to 1 month.</text:p>
      <text:p text:style-name="P4">3. Remove the need for a mod in vanish to be online when players first join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57-1: To amend M44-7, to make whitelisting easi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7-27T09:29:12.416533536</dc:date>
    <meta:editing-duration>PT3M47S</meta:editing-duration>
    <meta:editing-cycles>6</meta:editing-cycles>
    <meta:generator>LibreOffice/7.1.4.2$Linux_X86_64 LibreOffice_project/e19c8e005a853514adc94ef87a3fca3f43994787</meta:generator>
    <meta:document-statistic meta:table-count="0" meta:image-count="0" meta:object-count="0" meta:page-count="1" meta:paragraph-count="11" meta:word-count="89" meta:character-count="527" meta:non-whitespace-character-count="449"/>
  </office:meta>
</office:document-meta>
</file>